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9264in" fo:margin-left="0in" table:align="left" style:writing-mode="lr-tb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1.5in"/>
    </style:style>
    <style:style style:name="Table1.C" style:family="table-column">
      <style:table-column-properties style:column-width="2.24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4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5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7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0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fo:font-weight="bold" officeooo:rsid="0008bb06" officeooo:paragraph-rsid="0016d818" style:font-weight-asian="bold" style:font-weight-complex="bold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1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efa682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17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P1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2f969cc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officeooo:paragraph-rsid="02f969cc" fo:hyphenate="true" fo:hyphenation-remain-char-count="2" fo:hyphenation-push-char-count="2" loext:hyphenation-no-caps="false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22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012e7c2" fo:hyphenate="true" fo:hyphenation-remain-char-count="2" fo:hyphenation-push-char-count="2" loext:hyphenation-no-caps="false"/>
    </style:style>
    <style:style style:name="P23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24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2fcf0" fo:hyphenate="true" fo:hyphenation-remain-char-count="2" fo:hyphenation-push-char-count="2" loext:hyphenation-no-caps="false"/>
    </style:style>
    <style:style style:name="P25" style:family="paragraph" style:parent-style-name="Standard" style:list-style-name="L3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language="uk" fo:country="UA" officeooo:rsid="0008bb06" officeooo:paragraph-rsid="02f969cc" fo:hyphenate="true" fo:hyphenation-remain-char-count="2" fo:hyphenation-push-char-count="2" loext:hyphenation-no-caps="false"/>
    </style:style>
    <style:style style:name="P26" style:family="paragraph" style:parent-style-name="Standard" style:list-style-name="L4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2f969cc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paragraph-rsid="030be127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bold" officeooo:rsid="0348e502" officeooo:paragraph-rsid="0348e502" style:font-size-asian="10.5pt" style:font-weight-asian="bold" style:font-size-complex="12pt" style:font-weight-complex="bold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0d367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1d8f4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start" style:justify-single-word="false" fo:hyphenation-ladder-count="no-limit" style:writing-mode="lr-tb"/>
      <style:text-properties style:font-name="Times New Roman" fo:font-size="12pt" fo:language="uk" fo:country="UA" fo:font-weight="normal" officeooo:paragraph-rsid="031760e3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 style:list-style-name="L7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style:font-name="Times New Roman" fo:font-size="12pt" fo:language="uk" fo:country="UA" fo:font-weight="normal" officeooo:paragraph-rsid="031e9729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 style:master-page-name="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page-number="auto" style:writing-mode="lr-tb"/>
      <style:text-properties style:font-name="Times New Roman" fo:font-size="12pt" fo:language="uk" fo:country="UA" fo:font-weight="normal" officeooo:paragraph-rsid="033e331c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>
      <loext:graphic-properties draw:fill-gradient-name="gradient" draw:fill-hatch-name="hatch"/>
      <style:paragraph-properties fo:margin-left="0in" fo:margin-right="0in" fo:margin-top="0in" fo:margin-bottom="0in" style:contextual-spacing="false" fo:line-height="100%" fo:text-align="start" style:justify-single-word="false" fo:hyphenation-ladder-count="no-limit" fo:text-indent="0in" style:auto-text-indent="false" style:writing-mode="lr-tb"/>
      <style:text-properties style:font-name="Times New Roman" fo:font-size="12pt" fo:language="uk" fo:country="UA" fo:font-weight="normal" officeooo:paragraph-rsid="033ffb17" style:font-size-asian="10.5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style:font-name="Times New Roman" fo:font-size="14pt" fo:language="uk" fo:country="UA" fo:font-weight="bold" officeooo:paragraph-rsid="030ab36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fo:break-before="page" style:writing-mode="lr-tb"/>
      <style:text-properties style:font-name="Times New Roman" fo:font-size="14pt" fo:language="uk" fo:country="UA" fo:font-weight="bold" officeooo:paragraph-rsid="030ab365" style:font-size-asian="14pt" style:font-weight-asian="bold" style:font-size-complex="14pt" style:font-weight-complex="bold" fo:hyphenate="true" fo:hyphenation-remain-char-count="2" fo:hyphenation-push-char-count="2" loext:hyphenation-no-caps="false"/>
    </style:style>
    <style:style style:name="P37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officeooo:paragraph-rsid="0325b5f9" fo:hyphenate="true" fo:hyphenation-remain-char-count="2" fo:hyphenation-push-char-count="2" loext:hyphenation-no-caps="false"/>
    </style:style>
    <style:style style:name="P38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officeooo:paragraph-rsid="03260384" fo:hyphenate="true" fo:hyphenation-remain-char-count="2" fo:hyphenation-push-char-count="2" loext:hyphenation-no-caps="false"/>
    </style:style>
    <style:style style:name="P39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officeooo:paragraph-rsid="032e3500" fo:hyphenate="true" fo:hyphenation-remain-char-count="2" fo:hyphenation-push-char-count="2" loext:hyphenation-no-caps="false"/>
    </style:style>
    <style:style style:name="P40" style:family="paragraph" style:parent-style-name="Standard" style:list-style-name="L5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officeooo:paragraph-rsid="032e8ee7" fo:hyphenate="true" fo:hyphenation-remain-char-count="2" fo:hyphenation-push-char-count="2" loext:hyphenation-no-caps="false"/>
    </style:style>
    <style:style style:name="P41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officeooo:paragraph-rsid="03282ecf" fo:hyphenate="true" fo:hyphenation-remain-char-count="2" fo:hyphenation-push-char-count="2" loext:hyphenation-no-caps="false"/>
    </style:style>
    <style:style style:name="P42" style:family="paragraph" style:parent-style-name="Standard" style:list-style-name="L6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officeooo:paragraph-rsid="03336a40" fo:hyphenate="true" fo:hyphenation-remain-char-count="2" fo:hyphenation-push-char-count="2" loext:hyphenation-no-caps="false"/>
    </style:style>
    <style:style style:name="P43" style:family="paragraph" style:parent-style-name="Standard" style:list-style-name="L7">
      <loext:graphic-properties draw:fill="none" draw:fill-gradient-name="gradient" draw:fill-hatch-name="hatch"/>
      <style:paragraph-properties fo:margin-left="0.1252in" fo:margin-right="0in" fo:margin-top="0in" fo:margin-bottom="0in" style:contextual-spacing="false" fo:line-height="100%" fo:text-align="start" style:justify-single-word="false" fo:hyphenation-ladder-count="no-limit" fo:text-indent="-0.1252in" style:auto-text-indent="false" fo:background-color="transparent" style:writing-mode="lr-tb"/>
      <style:text-properties officeooo:paragraph-rsid="032afecf" fo:hyphenate="true" fo:hyphenation-remain-char-count="2" fo:hyphenation-push-char-count="2" loext:hyphenation-no-caps="false"/>
    </style:style>
    <style:style style:name="P4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center" style:justify-single-word="false" fo:hyphenation-ladder-count="no-limit" style:writing-mode="lr-tb"/>
      <style:text-properties officeooo:paragraph-rsid="030ab365" fo:hyphenate="true" fo:hyphenation-remain-char-count="2" fo:hyphenation-push-char-count="2" loext:hyphenation-no-caps="false"/>
    </style:style>
    <style:style style:name="P45" style:family="paragraph" style:parent-style-name="Standard">
      <style:paragraph-properties fo:margin-left="0in" fo:margin-right="0in" fo:text-indent="0in" style:auto-text-indent="false"/>
      <style:text-properties officeooo:paragraph-rsid="03393583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officeooo:rsid="0339ec91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2eba8df" style:font-name-asian="Times New Roman1" style:font-weight-asian="bold" style:font-size-complex="14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3" style:family="text">
      <style:text-properties officeooo:rsid="0012bbd1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style:font-name="Times New Roman" fo:font-size="12pt" fo:language="uk" fo:country="UA" fo:font-weight="normal" style:font-size-asian="10.5pt" style:font-weight-asian="normal" style:font-size-complex="12pt" style:font-weight-complex="normal"/>
    </style:style>
    <style:style style:name="T16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7" style:family="text">
      <style:text-properties officeooo:rsid="0339ec9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54in" draw:visible-area-height="1.9854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8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0">УДУНТ ННІ ДІІТ</text:p>
      <text:p text:style-name="P7"/>
      <text:p text:style-name="P3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9">Лабораторна робота №</text:span><text:span text:style-name="T10">3</text:span></text:p>
      <text:p text:style-name="P16"><text:span text:style-name="T9"><text:line-break/></text:span><text:span text:style-name="T4">з дисципліни «Організація комп’ютерних мереж</text:span><text:span text:style-name="T12">»</text:span></text:p>
      <text:p text:style-name="P19"/>
      <text:p text:style-name="P17"><text:span text:style-name="T5">на тему: </text:span><text:span text:style-name="T7">«Базові топології. Компоненти комп'ютерної мережі»</text:span></text:p>
      <text:p text:style-name="P5"/>
      <text:p text:style-name="P5"/>
      <text:p text:style-name="P5"/>
      <text:p text:style-name="P5"/>
      <text:p text:style-name="P5"/>
      <text:p text:style-name="P5"/>
      <text:p text:style-name="P3">Виконав:</text:p>
      <text:p text:style-name="P4">студент гр.ПЗ1911 </text:p>
      <text:p text:style-name="P4">Сафонов Д.Є.</text:p>
      <text:p text:style-name="P4">Прийня<text:span text:style-name="T13">в</text:span>: </text:p>
      <text:p text:style-name="P12">Івченко Ю.М.</text:p>
      <text:p text:style-name="P13"/>
      <text:p text:style-name="P13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"><text:span text:style-name="T2">Дніпро, 202</text:span><text:span text:style-name="T3">2</text:span></text:p>
      <text:p text:style-name="P2"><text:span text:style-name="T6">Тема.</text:span><text:span text:style-name="T1"> Базові топології. Компоненти комп'ютерної мережі.</text:span></text:p>
      <text:p text:style-name="P15"><text:span text:style-name="T11">Мета. </text:span><text:span text:style-name="T14">Навчитися:</text:span></text:p>
      <text:list xml:id="list672333211" text:style-name="L1">
        <text:list-item>
          <text:p text:style-name="P22">ідентифікувати три базові топології та їх комбінації,</text:p>
        </text:list-item>
        <text:list-item>
          <text:p text:style-name="P22">описувати переваги та недоліки кожної топології,</text:p>
        </text:list-item>
        <text:list-item>
          <text:p text:style-name="P22">робити вибір топології, що відповідає реалізації конкретної задачі,</text:p>
        </text:list-item>
        <text:list-item>
          <text:p text:style-name="P22">визначати оптимальні для конкретного мережного середовища тип кабелю та апаратури підключення.</text:p>
        </text:list-item>
      </text:list>
      <text:p text:style-name="P11">Порядок виконання роботи.</text:p>
      <text:list xml:id="list1839898520" text:style-name="L2">
        <text:list-item>
          <text:p text:style-name="P23">Ознайомитись з описом та ілюстрацією роботи базових топологій, областями використання кожної топології, аспектами, на які необхідно звернути увагу при плануванні мережі (Lab_top).</text:p>
        </text:list-item>
        <text:list-item>
          <text:p text:style-name="P23">Ознайомитись з описом та ілюстрацією підключення мережних компонентів (Lab_comp). Необхідно засвоїти:</text:p>
        </text:list-item>
      </text:list>
      <text:list xml:id="list1048919257" text:style-name="L3">
        <text:list-item>
          <text:list>
            <text:list-item>
              <text:p text:style-name="P24">основні концепції побудови кабельної системи в локальній обчислювальній мережі;</text:p>
            </text:list-item>
            <text:list-item>
              <text:p text:style-name="P24">основні типи кабелів, їх конструкції, характеристики і способи функціонування;</text:p>
            </text:list-item>
            <text:list-item>
              <text:p text:style-name="P25">засвоїти терміни:</text:p>
              <text:list>
                <text:list-item>
                  <text:p text:style-name="P25">“екранування”,</text:p>
                </text:list-item>
                <text:list-item>
                  <text:p text:style-name="P25">“перехресні перешкоди”,</text:p>
                </text:list-item>
                <text:list-item>
                  <text:p text:style-name="P25">“загасання”,</text:p>
                </text:list-item>
                <text:list-item>
                  <text:p text:style-name="P25">“пленум”,</text:p>
                </text:list-item>
                <text:list-item>
                  <text:p text:style-name="P25">”термінатор”;</text:p>
                </text:list-item>
              </text:list>
            </text:list-item>
          </text:list>
        </text:list-item>
      </text:list>
      <text:p text:style-name="P44"><text:span text:style-name="T16">Короткий</text:span><text:bookmark text:name="page3R_mcid74"/><text:bookmark text:name="page3R_mcid75"/><text:span text:style-name="T16"> опис базових топологій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Line93998391144960">
          <table:table-cell table:style-name="Table1.A1" office:value-type="string">
            <text:p text:style-name="P27">Топологія</text:p>
          </table:table-cell>
          <table:table-cell table:style-name="Table1.A1" office:value-type="string">
            <text:p text:style-name="P28">Визначення</text:p>
          </table:table-cell>
          <table:table-cell table:style-name="Table1.A1" office:value-type="string">
            <text:p text:style-name="P27">Переваги</text:p>
          </table:table-cell>
          <table:table-cell table:style-name="Table1.D1" office:value-type="string">
            <text:p text:style-name="P27">Недоліки</text:p>
          </table:table-cell>
        </table:table-row>
        <table:table-row table:style-name="TableLine93998391144960">
          <table:table-cell table:style-name="Table1.A2" office:value-type="string">
            <text:p text:style-name="P29">Шина</text:p>
          </table:table-cell>
          <table:table-cell table:style-name="Table1.A2" office:value-type="string">
            <text:p text:style-name="P33"><text:span text:style-name="T17">К</text:span>омп'ютери підключені уздовж одного кабелю.</text:p>
          </table:table-cell>
          <table:table-cell table:style-name="Table1.A2" office:value-type="string">
            <text:list xml:id="list48416471" text:style-name="L5">
              <text:list-item>
                <text:p text:style-name="P37"><text:span text:style-name="T15">Економна витрата кабелю.</text:span></text:p>
              </text:list-item>
              <text:list-item>
                <text:p text:style-name="P37"><text:span text:style-name="T15">Порівняно недорога і нескладна у використанні мережа, середовище передачі.</text:span></text:p>
              </text:list-item>
              <text:list-item>
                <text:p text:style-name="P38"><text:span text:style-name="T15">Простота, надійність.</text:span></text:p>
              </text:list-item>
              <text:list-item>
                <text:p text:style-name="P38"><text:span text:style-name="T15">Легко розширюється</text:span></text:p>
              </text:list-item>
            </text:list>
          </table:table-cell>
          <table:table-cell table:style-name="Table1.D2" office:value-type="string">
            <text:list xml:id="list184650931427176" text:continue-numbering="true" text:style-name="L5">
              <text:list-item>
                <text:p text:style-name="P39"><text:span text:style-name="T15">При значних об'ємах трафіку зменшується пропускна спроможність.</text:span></text:p>
              </text:list-item>
              <text:list-item>
                <text:p text:style-name="P40"><text:span text:style-name="T15">Важко локалізувати проблеми.</text:span></text:p>
              </text:list-item>
              <text:list-item>
                <text:p text:style-name="P40"><text:span text:style-name="T15">Вихід з ладу кабелю зупиняє роботу багатьох користувачів</text:span></text:p>
              </text:list-item>
            </text:list>
          </table:table-cell>
        </table:table-row>
        <table:table-row table:style-name="TableLine93998391144960">
          <table:table-cell table:style-name="Table1.A2" office:value-type="string">
            <text:p text:style-name="P30">Кільце</text:p>
          </table:table-cell>
          <table:table-cell table:style-name="Table1.A2" office:value-type="string">
            <text:p text:style-name="P34">Кабель, до якого підключені комп'ютери, замкнутий у кільце.</text:p>
          </table:table-cell>
          <table:table-cell table:style-name="Table1.A2" office:value-type="string">
            <text:list xml:id="list84020074" text:style-name="L6">
              <text:list-item>
                <text:p text:style-name="P41"><text:span text:style-name="T15">Всі комп'ютери мають рівний доступ.</text:span></text:p>
              </text:list-item>
              <text:list-item>
                <text:p text:style-name="P41"><text:span text:style-name="T15">Кількість користувачів не має значного впливу на продуктивність.</text:span></text:p>
              </text:list-item>
            </text:list>
          </table:table-cell>
          <table:table-cell table:style-name="Table1.D2" office:value-type="string">
            <text:list xml:id="list184651301665875" text:continue-numbering="true" text:style-name="L6">
              <text:list-item>
                <text:p text:style-name="P42"><text:span text:style-name="T15">Вихід з ладу одного комп'ютера може вивести з ладу всю мережу.</text:span></text:p>
              </text:list-item>
              <text:list-item>
                <text:p text:style-name="P42"><text:span text:style-name="T15">Важко локалізувати проблеми.</text:span></text:p>
              </text:list-item>
              <text:list-item>
                <text:p text:style-name="P42"><text:span text:style-name="T15">Зміна конфігурації мережі вимагає зупинки роботи всієї мережі</text:span></text:p>
              </text:list-item>
            </text:list>
          </table:table-cell>
        </table:table-row>
        <table:table-row table:style-name="TableLine93998391144960">
          <table:table-cell table:style-name="Table1.A2" office:value-type="string">
            <text:p text:style-name="P31">Зірка</text:p>
          </table:table-cell>
          <table:table-cell table:style-name="Table1.A2" office:value-type="string">
            <text:p text:style-name="P34">Комп'ютери підключені до сегментів кабелю, що виходять з однієї точки або концентратора.</text:p>
          </table:table-cell>
          <table:table-cell table:style-name="Table1.A2" office:value-type="string">
            <text:list xml:id="list949168097" text:style-name="L7">
              <text:list-item>
                <text:p text:style-name="P43"><text:span text:style-name="T15">Легко модифікувати мережу, додаючи нові комп'ютери.</text:span></text:p>
              </text:list-item>
              <text:list-item>
                <text:p text:style-name="P43"><text:span text:style-name="T15">Централізований контроль і управління.</text:span></text:p>
              </text:list-item>
              <text:list-item>
                <text:p text:style-name="P43"><text:span text:style-name="T15">Вихід з ладу одного комп'ютера не впливає на працездатність мережі.</text:span></text:p>
              </text:list-item>
            </text:list>
          </table:table-cell>
          <table:table-cell table:style-name="Table1.D2" office:value-type="string">
            <text:list xml:id="list184649230840769" text:continue-numbering="true" text:style-name="L7">
              <text:list-item>
                <text:p text:style-name="P32">Вихід з ладу центрального вузла виводить з ладу всю мережу</text:p>
              </text:list-item>
            </text:list>
          </table:table-cell>
        </table:table-row>
      </table:table>
      <text:p text:style-name="P35"/>
      <text:p text:style-name="P36">Короткий опис основних типів кабелів та їх характеристик<text:bookmark text:name="page3R_mcid78"/><text:line-break/><text:bookmark text:name="page3R_mcid80"/><text:bookmark text:name="page3R_mcid79"/>Висновки</text:p>
      <text:p text:style-name="P18">Контрольні питання</text:p>
      <text:list xml:id="list607750071" text:style-name="L4">
        <text:list-item>
          <text:p text:style-name="P26">Призначення комп’ютерної мережі.</text:p>
        </text:list-item>
        <text:list-item>
          <text:p text:style-name="P26">Локальні і глобальні обчислювальні мережі (ЛОМ і ГОМ).</text:p>
        </text:list-item>
        <text:list-item>
          <text:p text:style-name="P26">Два основних типи мереж: однорангові мережі и мережі на основі сервера.</text:p>
        </text:list-item>
        <text:list-item>
          <text:p text:style-name="P26">Загальні компоненти, функції і характеристики всіх мереж: сервери (server), клієнти(client), середовище (media), ресурси (resources).</text:p>
        </text:list-item>
        <text:list-item>
          <text:p text:style-name="P26">Спеціалізовані сервери.</text:p>
        </text:list-item>
        <text:list-item>
          <text:p text:style-name="P26">Топології мереж і їх вплив на характеристики мережі.</text:p>
        </text:list-item>
        <text:list-item>
          <text:p text:style-name="P26">Базові топології: шина, зірка, кільце. Компоненти необхідні для створення мереж</text:p>
          <text:p text:style-name="P26">базових топологій шина і зірка.</text:p>
        </text:list-item>
        <text:list-item>
          <text:p text:style-name="P26">Концентратори (hub): активні, пасивні, гібридні.</text:p>
        </text:list-item>
        <text:list-item>
          <text:p text:style-name="P26">Три основні групи кабелів.</text:p>
        </text:list-item>
        <text:list-item>
          <text:p text:style-name="P26">Що означають специфікації: 10BaseT, 10Base2, 10Base5.</text:p>
        </text:list-item>
        <text:list-item>
          <text:p text:style-name="P26">Топологія мережі і її компоненти (ауд. 4208а).</text:p>
        </text:list-item>
      </text:list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Times New Roman" fo:font-family="'Times New Roman'" style:font-family-generic="roman" style:font-pitch="variable" fo:font-size="24pt" fo:font-weight="bold" style:font-name-asian="Tahoma" style:font-family-asian="Tahoma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4-27T18:46:49.057499458</dc:date>
    <meta:editing-duration>PT9H36M48S</meta:editing-duration>
    <meta:editing-cycles>762</meta:editing-cycles>
    <meta:generator>LibreOffice/7.2.6.2$Linux_X86_64 LibreOffice_project/20$Build-2</meta:generator>
    <meta:document-statistic meta:table-count="1" meta:image-count="0" meta:object-count="1" meta:page-count="3" meta:paragraph-count="72" meta:word-count="409" meta:character-count="2985" meta:non-whitespace-character-count="2683"/>
  </office:meta>
</office:document-meta>
</file>